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Epoch</text:p>
          </table:table-cell>
          <table:table-cell office:value-type="string">
            <text:p>PA0 : 0.90</text:p>
          </table:table-cell>
          <table:table-cell office:value-type="string">
            <text:p>PA1 : 0.91</text:p>
          </table:table-cell>
          <table:table-cell office:value-type="string">
            <text:p>PA2 : 0.92</text:p>
          </table:table-cell>
          <table:table-cell office:value-type="string">
            <text:p>PA3 : 0.93</text:p>
          </table:table-cell>
          <table:table-cell office:value-type="string">
            <text:p>PA4 : 0.94</text:p>
          </table:table-cell>
          <table:table-cell office:value-type="string">
            <text:p>PA5 : 0.95</text:p>
          </table:table-cell>
          <table:table-cell office:value-type="string">
            <text:p>PA6 : 0.96</text:p>
          </table:table-cell>
          <table:table-cell office:value-type="string">
            <text:p>PA7 : 0.97</text:p>
          </table:table-cell>
          <table:table-cell office:value-type="string">
            <text:p>PA8 : 0.98</text:p>
          </table:table-cell>
          <table:table-cell office:value-type="string">
            <text:p>PA9 : 0.99</text:p>
          </table:table-cell>
          <table:table-cell office:value-type="string">
            <text:p>PA10 : 0.99999</text:p>
          </table:table-cell>
          <table:table-cell>
            <draw:frame table:end-cell-address="Sheet1.X39" table:end-x="1.013cm" table:end-y="0.242cm" draw:z-index="0" draw:style-name="gr1" draw:text-style-name="P1" svg:width="25.735cm" svg:height="16.988cm" svg:x="0.117cm" svg:y="0.081cm">
              <draw:object draw:notify-on-update-of-ranges="Sheet1.A1:Sheet1.A1 Sheet1.A2:Sheet1.A31 Sheet1.B1:Sheet1.B1 Sheet1.B2:Sheet1.B31 Sheet1.A1:Sheet1.A1 Sheet1.A2:Sheet1.A31 Sheet1.C1:Sheet1.C1 Sheet1.C2:Sheet1.C31 Sheet1.A1:Sheet1.A1 Sheet1.A2:Sheet1.A31 Sheet1.D1:Sheet1.D1 Sheet1.D2:Sheet1.D31 Sheet1.A1:Sheet1.A1 Sheet1.A2:Sheet1.A31 Sheet1.E1:Sheet1.E1 Sheet1.E2:Sheet1.E31 Sheet1.A1:Sheet1.A1 Sheet1.A2:Sheet1.A31 Sheet1.F1:Sheet1.F1 Sheet1.F2:Sheet1.F31 Sheet1.A1:Sheet1.A1 Sheet1.A2:Sheet1.A31 Sheet1.G1:Sheet1.G1 Sheet1.G2:Sheet1.G31 Sheet1.A1:Sheet1.A1 Sheet1.A2:Sheet1.A31 Sheet1.H1:Sheet1.H1 Sheet1.H2:Sheet1.H31 Sheet1.A1:Sheet1.A1 Sheet1.A2:Sheet1.A31 Sheet1.I1:Sheet1.I1 Sheet1.I2:Sheet1.I31 Sheet1.A1:Sheet1.A1 Sheet1.A2:Sheet1.A31 Sheet1.J1:Sheet1.J1 Sheet1.J2:Sheet1.J31 Sheet1.A1:Sheet1.A1 Sheet1.A2:Sheet1.A31 Sheet1.K1:Sheet1.K1 Sheet1.K2:Sheet1.K31 Sheet1.A1:Sheet1.A1 Sheet1.A2:Sheet1.A31 Sheet1.L1:Sheet1.L1 Sheet1.L2:Sheet1.L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.0834">
            <text:p>1.083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.1668">
            <text:p>2.166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7.5839">
            <text:p>7.583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.5415">
            <text:p>1.5415</text:p>
          </table:table-cell>
          <table:table-cell office:value-type="float" office:value="2.4168">
            <text:p>2.4168</text:p>
          </table:table-cell>
          <table:table-cell office:value-type="float" office:value="35.4584">
            <text:p>35.458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.7083">
            <text:p>0.7083</text:p>
          </table:table-cell>
          <table:table-cell office:value-type="float" office:value="7.9161">
            <text:p>7.9161</text:p>
          </table:table-cell>
          <table:table-cell office:value-type="float" office:value="26.7919">
            <text:p>26.7919</text:p>
          </table:table-cell>
          <table:table-cell office:value-type="float" office:value="61.6667">
            <text:p>61.666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3.7917">
            <text:p>3.7917</text:p>
          </table:table-cell>
          <table:table-cell office:value-type="float" office:value="23.3329">
            <text:p>23.3329</text:p>
          </table:table-cell>
          <table:table-cell office:value-type="float" office:value="58.25">
            <text:p>58.25</text:p>
          </table:table-cell>
          <table:table-cell office:value-type="float" office:value="76.8334">
            <text:p>76.833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.7084">
            <text:p>1.7084</text:p>
          </table:table-cell>
          <table:table-cell office:value-type="float" office:value="12.8329">
            <text:p>12.8329</text:p>
          </table:table-cell>
          <table:table-cell office:value-type="float" office:value="48.6662">
            <text:p>48.6662</text:p>
          </table:table-cell>
          <table:table-cell office:value-type="float" office:value="76.9584">
            <text:p>76.9584</text:p>
          </table:table-cell>
          <table:table-cell office:value-type="float" office:value="86.4999">
            <text:p>86.49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4.7085">
            <text:p>4.7085</text:p>
          </table:table-cell>
          <table:table-cell office:value-type="float" office:value="25.4574">
            <text:p>25.4574</text:p>
          </table:table-cell>
          <table:table-cell office:value-type="float" office:value="71.7076">
            <text:p>71.7076</text:p>
          </table:table-cell>
          <table:table-cell office:value-type="float" office:value="87.5835">
            <text:p>87.5835</text:p>
          </table:table-cell>
          <table:table-cell office:value-type="float" office:value="92.7916">
            <text:p>92.791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0.1667">
            <text:p>0.1667</text:p>
          </table:table-cell>
          <table:table-cell office:value-type="float" office:value="0">
            <text:p>0</text:p>
          </table:table-cell>
          <table:table-cell office:value-type="float" office:value="14.2919">
            <text:p>14.2919</text:p>
          </table:table-cell>
          <table:table-cell office:value-type="float" office:value="43.9574">
            <text:p>43.9574</text:p>
          </table:table-cell>
          <table:table-cell office:value-type="float" office:value="88.9575">
            <text:p>88.9575</text:p>
          </table:table-cell>
          <table:table-cell office:value-type="float" office:value="93.4166">
            <text:p>93.4166</text:p>
          </table:table-cell>
          <table:table-cell office:value-type="float" office:value="95.6667">
            <text:p>95.666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0.8333">
            <text:p>0.8333</text:p>
          </table:table-cell>
          <table:table-cell office:value-type="float" office:value="0">
            <text:p>0</text:p>
          </table:table-cell>
          <table:table-cell office:value-type="float" office:value="26.7088">
            <text:p>26.7088</text:p>
          </table:table-cell>
          <table:table-cell office:value-type="float" office:value="59.7074">
            <text:p>59.7074</text:p>
          </table:table-cell>
          <table:table-cell office:value-type="float" office:value="96.7498">
            <text:p>96.7498</text:p>
          </table:table-cell>
          <table:table-cell office:value-type="float" office:value="95">
            <text:p>95</text:p>
          </table:table-cell>
          <table:table-cell office:value-type="float" office:value="96.9167">
            <text:p>96.916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.4167">
            <text:p>2.4167</text:p>
          </table:table-cell>
          <table:table-cell office:value-type="float" office:value="1">
            <text:p>1</text:p>
          </table:table-cell>
          <table:table-cell office:value-type="float" office:value="37.668">
            <text:p>37.668</text:p>
          </table:table-cell>
          <table:table-cell office:value-type="float" office:value="70.2901">
            <text:p>70.2901</text:p>
          </table:table-cell>
          <table:table-cell office:value-type="float" office:value="99.2915">
            <text:p>99.2915</text:p>
          </table:table-cell>
          <table:table-cell office:value-type="float" office:value="97.375">
            <text:p>97.375</text:p>
          </table:table-cell>
          <table:table-cell office:value-type="float" office:value="97.9167">
            <text:p>97.916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8.4168">
            <text:p>8.4168</text:p>
          </table:table-cell>
          <table:table-cell office:value-type="float" office:value="4.8334">
            <text:p>4.8334</text:p>
          </table:table-cell>
          <table:table-cell office:value-type="float" office:value="46.4183">
            <text:p>46.4183</text:p>
          </table:table-cell>
          <table:table-cell office:value-type="float" office:value="77.4981">
            <text:p>77.4981</text:p>
          </table:table-cell>
          <table:table-cell office:value-type="float" office:value="99.9166">
            <text:p>99.9166</text:p>
          </table:table-cell>
          <table:table-cell table:number-columns-repeated="2"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6.2503">
            <text:p>16.2503</text:p>
          </table:table-cell>
          <table:table-cell office:value-type="float" office:value="8.7087">
            <text:p>8.7087</text:p>
          </table:table-cell>
          <table:table-cell office:value-type="float" office:value="51.8347">
            <text:p>51.8347</text:p>
          </table:table-cell>
          <table:table-cell office:value-type="float" office:value="82.581">
            <text:p>82.58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4.0419">
            <text:p>24.0419</text:p>
          </table:table-cell>
          <table:table-cell office:value-type="float" office:value="13.0841">
            <text:p>13.0841</text:p>
          </table:table-cell>
          <table:table-cell office:value-type="float" office:value="55.8347">
            <text:p>55.8347</text:p>
          </table:table-cell>
          <table:table-cell office:value-type="float" office:value="84.5397">
            <text:p>84.539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9.875">
            <text:p>99.87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office:value-type="float" office:value="30.4583">
            <text:p>30.4583</text:p>
          </table:table-cell>
          <table:table-cell office:value-type="float" office:value="19.2509">
            <text:p>19.2509</text:p>
          </table:table-cell>
          <table:table-cell office:value-type="float" office:value="59.1263">
            <text:p>59.1263</text:p>
          </table:table-cell>
          <table:table-cell office:value-type="float" office:value="86.1231">
            <text:p>86.1231</text:p>
          </table:table-cell>
          <table:table-cell office:value-type="float" office:value="100">
            <text:p>100</text:p>
          </table:table-cell>
          <table:table-cell office:value-type="float" office:value="98.5833">
            <text:p>98.583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6">
            <text:p>0.6666</text:p>
          </table:table-cell>
          <table:table-cell office:value-type="float" office:value="36.8333">
            <text:p>36.8333</text:p>
          </table:table-cell>
          <table:table-cell office:value-type="float" office:value="25.251">
            <text:p>25.251</text:p>
          </table:table-cell>
          <table:table-cell office:value-type="float" office:value="62.0844">
            <text:p>62.0844</text:p>
          </table:table-cell>
          <table:table-cell office:value-type="float" office:value="88.5398">
            <text:p>88.5398</text:p>
          </table:table-cell>
          <table:table-cell office:value-type="float" office:value="100">
            <text:p>100</text:p>
          </table:table-cell>
          <table:table-cell office:value-type="float" office:value="99.9167">
            <text:p>99.9167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">
            <text:p>0.3333</text:p>
          </table:table-cell>
          <table:table-cell office:value-type="float" office:value="2.6247">
            <text:p>2.6247</text:p>
          </table:table-cell>
          <table:table-cell office:value-type="float" office:value="42.0417">
            <text:p>42.0417</text:p>
          </table:table-cell>
          <table:table-cell office:value-type="float" office:value="29.4592">
            <text:p>29.4592</text:p>
          </table:table-cell>
          <table:table-cell office:value-type="float" office:value="67.125">
            <text:p>67.125</text:p>
          </table:table-cell>
          <table:table-cell office:value-type="float" office:value="91.2901">
            <text:p>91.2901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0.5833">
            <text:p>0.5833</text:p>
          </table:table-cell>
          <table:table-cell office:value-type="float" office:value="6.4164">
            <text:p>6.4164</text:p>
          </table:table-cell>
          <table:table-cell office:value-type="float" office:value="46.1669">
            <text:p>46.1669</text:p>
          </table:table-cell>
          <table:table-cell office:value-type="float" office:value="34.0007">
            <text:p>34.0007</text:p>
          </table:table-cell>
          <table:table-cell office:value-type="float" office:value="71.8327">
            <text:p>71.8327</text:p>
          </table:table-cell>
          <table:table-cell office:value-type="float" office:value="92.3318">
            <text:p>92.3318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0.5833">
            <text:p>0.5833</text:p>
          </table:table-cell>
          <table:table-cell office:value-type="float" office:value="9.3332">
            <text:p>9.3332</text:p>
          </table:table-cell>
          <table:table-cell office:value-type="float" office:value="50.5833">
            <text:p>50.5833</text:p>
          </table:table-cell>
          <table:table-cell office:value-type="float" office:value="41.1675">
            <text:p>41.1675</text:p>
          </table:table-cell>
          <table:table-cell office:value-type="float" office:value="76.2074">
            <text:p>76.2074</text:p>
          </table:table-cell>
          <table:table-cell office:value-type="float" office:value="94.0821">
            <text:p>94.0821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5833">
            <text:p>0.5833</text:p>
          </table:table-cell>
          <table:table-cell office:value-type="float" office:value="13.7494">
            <text:p>13.7494</text:p>
          </table:table-cell>
          <table:table-cell office:value-type="float" office:value="53.6251">
            <text:p>53.6251</text:p>
          </table:table-cell>
          <table:table-cell office:value-type="float" office:value="46.5429">
            <text:p>46.5429</text:p>
          </table:table-cell>
          <table:table-cell office:value-type="float" office:value="80.7069">
            <text:p>80.7069</text:p>
          </table:table-cell>
          <table:table-cell office:value-type="float" office:value="96.2909">
            <text:p>96.2909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18.1662">
            <text:p>18.1662</text:p>
          </table:table-cell>
          <table:table-cell office:value-type="float" office:value="55.5835">
            <text:p>55.5835</text:p>
          </table:table-cell>
          <table:table-cell office:value-type="float" office:value="51.126">
            <text:p>51.126</text:p>
          </table:table-cell>
          <table:table-cell office:value-type="float" office:value="82.7481">
            <text:p>82.7481</text:p>
          </table:table-cell>
          <table:table-cell office:value-type="float" office:value="97.8329">
            <text:p>97.8329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.1665">
            <text:p>3.1665</text:p>
          </table:table-cell>
          <table:table-cell office:value-type="float" office:value="23.7493">
            <text:p>23.7493</text:p>
          </table:table-cell>
          <table:table-cell office:value-type="float" office:value="57.8751">
            <text:p>57.8751</text:p>
          </table:table-cell>
          <table:table-cell office:value-type="float" office:value="55.7513">
            <text:p>55.7513</text:p>
          </table:table-cell>
          <table:table-cell office:value-type="float" office:value="84.4981">
            <text:p>84.4981</text:p>
          </table:table-cell>
          <table:table-cell office:value-type="float" office:value="98.333">
            <text:p>98.333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666">
            <text:p>0.1666</text:p>
          </table:table-cell>
          <table:table-cell office:value-type="float" office:value="5.3332">
            <text:p>5.3332</text:p>
          </table:table-cell>
          <table:table-cell office:value-type="float" office:value="28.5828">
            <text:p>28.5828</text:p>
          </table:table-cell>
          <table:table-cell office:value-type="float" office:value="58.6251">
            <text:p>58.6251</text:p>
          </table:table-cell>
          <table:table-cell office:value-type="float" office:value="59.4597">
            <text:p>59.4597</text:p>
          </table:table-cell>
          <table:table-cell office:value-type="float" office:value="85.9976">
            <text:p>85.9976</text:p>
          </table:table-cell>
          <table:table-cell office:value-type="float" office:value="99.4999">
            <text:p>99.4999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9581">
            <text:p>6.9581</text:p>
          </table:table-cell>
          <table:table-cell office:value-type="float" office:value="31.2077">
            <text:p>31.2077</text:p>
          </table:table-cell>
          <table:table-cell office:value-type="float" office:value="60">
            <text:p>60</text:p>
          </table:table-cell>
          <table:table-cell office:value-type="float" office:value="63.459">
            <text:p>63.459</text:p>
          </table:table-cell>
          <table:table-cell office:value-type="float" office:value="86.8724">
            <text:p>86.8724</text:p>
          </table:table-cell>
          <table:table-cell office:value-type="float" office:value="99.6666">
            <text:p>99.6666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.4166">
            <text:p>1.4166</text:p>
          </table:table-cell>
          <table:table-cell office:value-type="float" office:value="9.5415">
            <text:p>9.5415</text:p>
          </table:table-cell>
          <table:table-cell office:value-type="float" office:value="34.8742">
            <text:p>34.8742</text:p>
          </table:table-cell>
          <table:table-cell office:value-type="float" office:value="60.3333">
            <text:p>60.3333</text:p>
          </table:table-cell>
          <table:table-cell office:value-type="float" office:value="67.5008">
            <text:p>67.5008</text:p>
          </table:table-cell>
          <table:table-cell office:value-type="float" office:value="87.3724">
            <text:p>87.3724</text:p>
          </table:table-cell>
          <table:table-cell table:number-columns-repeated="4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.625">
            <text:p>1.625</text:p>
          </table:table-cell>
          <table:table-cell office:value-type="float" office:value="13.2494">
            <text:p>13.2494</text:p>
          </table:table-cell>
          <table:table-cell office:value-type="float" office:value="36.4574">
            <text:p>36.4574</text:p>
          </table:table-cell>
          <table:table-cell office:value-type="float" office:value="60.5834">
            <text:p>60.5834</text:p>
          </table:table-cell>
          <table:table-cell office:value-type="float" office:value="71.5426">
            <text:p>71.5426</text:p>
          </table:table-cell>
          <table:table-cell office:value-type="float" office:value="88.2059">
            <text:p>88.2059</text:p>
          </table:table-cell>
          <table:table-cell table:number-columns-repeated="4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.4582">
            <text:p>2.4582</text:p>
          </table:table-cell>
          <table:table-cell office:value-type="float" office:value="15.5827">
            <text:p>15.5827</text:p>
          </table:table-cell>
          <table:table-cell office:value-type="float" office:value="38.2492">
            <text:p>38.2492</text:p>
          </table:table-cell>
          <table:table-cell office:value-type="float" office:value="61.0417">
            <text:p>61.0417</text:p>
          </table:table-cell>
          <table:table-cell office:value-type="float" office:value="75.5426">
            <text:p>75.5426</text:p>
          </table:table-cell>
          <table:table-cell office:value-type="float" office:value="89.4974999999999">
            <text:p>89.4975</text:p>
          </table:table-cell>
          <table:table-cell table:number-columns-repeated="4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.0832">
            <text:p>4.0832</text:p>
          </table:table-cell>
          <table:table-cell office:value-type="float" office:value="18.0411">
            <text:p>18.0411</text:p>
          </table:table-cell>
          <table:table-cell office:value-type="float" office:value="40.4992">
            <text:p>40.4992</text:p>
          </table:table-cell>
          <table:table-cell office:value-type="float" office:value="61.5833">
            <text:p>61.5833</text:p>
          </table:table-cell>
          <table:table-cell office:value-type="float" office:value="79.3345">
            <text:p>79.3345</text:p>
          </table:table-cell>
          <table:table-cell office:value-type="float" office:value="89.9144">
            <text:p>89.9144</text:p>
          </table:table-cell>
          <table:table-cell table:number-columns-repeated="4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833">
            <text:p>0.0833</text:p>
          </table:table-cell>
          <table:table-cell office:value-type="float" office:value="5.2914">
            <text:p>5.2914</text:p>
          </table:table-cell>
          <table:table-cell office:value-type="float" office:value="20.7077">
            <text:p>20.7077</text:p>
          </table:table-cell>
          <table:table-cell office:value-type="float" office:value="42.3745">
            <text:p>42.3745</text:p>
          </table:table-cell>
          <table:table-cell office:value-type="float" office:value="62.0834">
            <text:p>62.0834</text:p>
          </table:table-cell>
          <table:table-cell office:value-type="float" office:value="81.543">
            <text:p>81.543</text:p>
          </table:table-cell>
          <table:table-cell office:value-type="float" office:value="90.1645">
            <text:p>90.1645</text:p>
          </table:table-cell>
          <table:table-cell table:number-columns-repeated="4" office:value-type="float" office:value="100">
            <text:p>1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3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Mostert</meta:initial-creator>
    <meta:creation-date>2015-05-28T11:31:43</meta:creation-date>
    <dc:date>2015-05-28T12:35:43</dc:date>
    <dc:creator>Werner Mostert</dc:creator>
    <meta:editing-duration>PT1H4M</meta:editing-duration>
    <meta:editing-cycles>7</meta:editing-cycles>
    <meta:generator>OpenOffice/4.0.1$Unix OpenOffice.org_project/401m5$Build-9714</meta:generator>
    <meta:document-statistic meta:table-count="3" meta:cell-count="3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736cm" svg:height="16.989cm" xlink:href=".." xlink:type="simple" chart:class="chart:scatter" chart:style-name="ch1">
        <chart:title svg:x="10.756cm" svg:y="0.475cm" chart:style-name="ch2">
          <text:p>Convergence Rates</text:p>
        </chart:title>
        <chart:subtitle svg:x="2.306cm" svg:y="1.615cm" chart:style-name="ch3">
          <text:p>Average of Average Training Accuracy and Average Generalization Accuracy for Momentum Active Paramater Sets 0 to 10</text:p>
        </chart:subtitle>
        <chart:legend chart:legend-position="end" svg:x="21.99cm" svg:y="5.611cm" style:legend-expansion="high" chart:style-name="ch4"/>
        <chart:plot-area chart:style-name="ch5" table:cell-range-address="Sheet1.A1:Sheet1.L31" chart:data-source-has-labels="row" svg:x="1.486cm" svg:y="2.968cm" svg:width="19.476cm" svg:height="12.74cm">
          <chartooo:coordinate-region svg:x="2.317cm" svg:y="3.176cm" svg:width="18.45cm" svg:height="11.868cm"/>
          <chart:axis chart:dimension="x" chart:name="primary-x" chart:style-name="ch6">
            <chart:title svg:x="10.711cm" svg:y="16.048cm" chart:style-name="ch7">
              <text:p>Epoch</text:p>
            </chart:title>
          </chart:axis>
          <chart:axis chart:dimension="y" chart:name="primary-y" chart:style-name="ch6">
            <chart:title svg:x="0.451cm" svg:y="10.707cm" chart:style-name="ch8">
              <text:p>Average At and Ag</text:p>
            </chart:title>
            <chart:grid chart:style-name="ch9" chart:class="major"/>
          </chart:axis>
          <chart:series chart:style-name="ch10" chart:values-cell-range-address="Sheet1.B2:Sheet1.B31" chart:label-cell-address="Sheet1.B1:Sheet1.B1" chart:class="chart:scatter">
            <chart:domain table:cell-range-address="Sheet1.A2:Sheet1.A31"/>
            <chart:data-point chart:repeated="30"/>
          </chart:series>
          <chart:series chart:style-name="ch11" chart:values-cell-range-address="Sheet1.C2:Sheet1.C31" chart:label-cell-address="Sheet1.C1:Sheet1.C1" chart:class="chart:scatter">
            <chart:data-point chart:repeated="30"/>
          </chart:series>
          <chart:series chart:style-name="ch12" chart:values-cell-range-address="Sheet1.D2:Sheet1.D31" chart:label-cell-address="Sheet1.D1:Sheet1.D1" chart:class="chart:scatter">
            <chart:data-point chart:repeated="30"/>
          </chart:series>
          <chart:series chart:style-name="ch13" chart:values-cell-range-address="Sheet1.E2:Sheet1.E31" chart:label-cell-address="Sheet1.E1:Sheet1.E1" chart:class="chart:scatter">
            <chart:data-point chart:repeated="30"/>
          </chart:series>
          <chart:series chart:style-name="ch14" chart:values-cell-range-address="Sheet1.F2:Sheet1.F31" chart:label-cell-address="Sheet1.F1:Sheet1.F1" chart:class="chart:scatter">
            <chart:data-point chart:repeated="30"/>
          </chart:series>
          <chart:series chart:style-name="ch15" chart:values-cell-range-address="Sheet1.G2:Sheet1.G31" chart:label-cell-address="Sheet1.G1:Sheet1.G1" chart:class="chart:scatter">
            <chart:data-point chart:repeated="30"/>
          </chart:series>
          <chart:series chart:style-name="ch16" chart:values-cell-range-address="Sheet1.H2:Sheet1.H31" chart:label-cell-address="Sheet1.H1:Sheet1.H1" chart:class="chart:scatter">
            <chart:data-point chart:repeated="30"/>
          </chart:series>
          <chart:series chart:style-name="ch17" chart:values-cell-range-address="Sheet1.I2:Sheet1.I31" chart:label-cell-address="Sheet1.I1:Sheet1.I1" chart:class="chart:scatter">
            <chart:data-point chart:repeated="30"/>
          </chart:series>
          <chart:series chart:style-name="ch18" chart:values-cell-range-address="Sheet1.J2:Sheet1.J31" chart:label-cell-address="Sheet1.J1:Sheet1.J1" chart:class="chart:scatter">
            <chart:data-point chart:repeated="30"/>
          </chart:series>
          <chart:series chart:style-name="ch19" chart:values-cell-range-address="Sheet1.K2:Sheet1.K31" chart:label-cell-address="Sheet1.K1:Sheet1.K1" chart:class="chart:scatter">
            <chart:data-point chart:repeated="30"/>
          </chart:series>
          <chart:series chart:style-name="ch20" chart:values-cell-range-address="Sheet1.L2:Sheet1.L31" chart:label-cell-address="Sheet1.L1:Sheet1.L1" chart:class="chart:scatter">
            <chart:data-point chart:repeated="3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0 : 0.90</text:p>
                <draw:g>
                  <svg:desc>Sheet1.B1:Sheet1.B1</svg:desc>
                </draw:g>
              </table:table-cell>
              <table:table-cell office:value-type="string">
                <text:p>PA1 : 0.91</text:p>
                <draw:g>
                  <svg:desc>Sheet1.C1:Sheet1.C1</svg:desc>
                </draw:g>
              </table:table-cell>
              <table:table-cell office:value-type="string">
                <text:p>PA2 : 0.92</text:p>
                <draw:g>
                  <svg:desc>Sheet1.D1:Sheet1.D1</svg:desc>
                </draw:g>
              </table:table-cell>
              <table:table-cell office:value-type="string">
                <text:p>PA3 : 0.93</text:p>
                <draw:g>
                  <svg:desc>Sheet1.E1:Sheet1.E1</svg:desc>
                </draw:g>
              </table:table-cell>
              <table:table-cell office:value-type="string">
                <text:p>PA4 : 0.94</text:p>
                <draw:g>
                  <svg:desc>Sheet1.F1:Sheet1.F1</svg:desc>
                </draw:g>
              </table:table-cell>
              <table:table-cell office:value-type="string">
                <text:p>PA5 : 0.95</text:p>
                <draw:g>
                  <svg:desc>Sheet1.G1:Sheet1.G1</svg:desc>
                </draw:g>
              </table:table-cell>
              <table:table-cell office:value-type="string">
                <text:p>PA6 : 0.96</text:p>
                <draw:g>
                  <svg:desc>Sheet1.H1:Sheet1.H1</svg:desc>
                </draw:g>
              </table:table-cell>
              <table:table-cell office:value-type="string">
                <text:p>PA7 : 0.97</text:p>
                <draw:g>
                  <svg:desc>Sheet1.I1:Sheet1.I1</svg:desc>
                </draw:g>
              </table:table-cell>
              <table:table-cell office:value-type="string">
                <text:p>PA8 : 0.98</text:p>
                <draw:g>
                  <svg:desc>Sheet1.J1:Sheet1.J1</svg:desc>
                </draw:g>
              </table:table-cell>
              <table:table-cell office:value-type="string">
                <text:p>PA9 : 0.99</text:p>
                <draw:g>
                  <svg:desc>Sheet1.K1:Sheet1.K1</svg:desc>
                </draw:g>
              </table:table-cell>
              <table:table-cell office:value-type="string">
                <text:p>PA10 : 0.99999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1</svg:desc>
                </draw:g>
              </table:table-cell>
              <table:table-cell office:value-type="float" office:value="0">
                <text:p>0</text:p>
                <draw:g>
                  <svg:desc>Sheet1.B2:Sheet1.B31</svg:desc>
                </draw:g>
              </table:table-cell>
              <table:table-cell office:value-type="float" office:value="0">
                <text:p>0</text:p>
                <draw:g>
                  <svg:desc>Sheet1.C2:Sheet1.C31</svg:desc>
                </draw:g>
              </table:table-cell>
              <table:table-cell office:value-type="float" office:value="0">
                <text:p>0</text:p>
                <draw:g>
                  <svg:desc>Sheet1.D2:Sheet1.D31</svg:desc>
                </draw:g>
              </table:table-cell>
              <table:table-cell office:value-type="float" office:value="0">
                <text:p>0</text:p>
                <draw:g>
                  <svg:desc>Sheet1.E2:Sheet1.E31</svg:desc>
                </draw:g>
              </table:table-cell>
              <table:table-cell office:value-type="float" office:value="0">
                <text:p>0</text:p>
                <draw:g>
                  <svg:desc>Sheet1.F2:Sheet1.F31</svg:desc>
                </draw:g>
              </table:table-cell>
              <table:table-cell office:value-type="float" office:value="0">
                <text:p>0</text:p>
                <draw:g>
                  <svg:desc>Sheet1.G2:Sheet1.G31</svg:desc>
                </draw:g>
              </table:table-cell>
              <table:table-cell office:value-type="float" office:value="0">
                <text:p>0</text:p>
                <draw:g>
                  <svg:desc>Sheet1.H2:Sheet1.H31</svg:desc>
                </draw:g>
              </table:table-cell>
              <table:table-cell office:value-type="float" office:value="0">
                <text:p>0</text:p>
                <draw:g>
                  <svg:desc>Sheet1.I2:Sheet1.I31</svg:desc>
                </draw:g>
              </table:table-cell>
              <table:table-cell office:value-type="float" office:value="0">
                <text:p>0</text:p>
                <draw:g>
                  <svg:desc>Sheet1.J2:Sheet1.J31</svg:desc>
                </draw:g>
              </table:table-cell>
              <table:table-cell office:value-type="float" office:value="0">
                <text:p>0</text:p>
                <draw:g>
                  <svg:desc>Sheet1.K2:Sheet1.K31</svg:desc>
                </draw:g>
              </table:table-cell>
              <table:table-cell office:value-type="float" office:value="0">
                <text:p>0</text:p>
                <draw:g>
                  <svg:desc>Sheet1.L2:Sheet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834">
                <text:p>1.0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668">
                <text:p>2.1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839">
                <text:p>7.5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15">
                <text:p>1.5415</text:p>
              </table:table-cell>
              <table:table-cell office:value-type="float" office:value="2.4168">
                <text:p>2.4168</text:p>
              </table:table-cell>
              <table:table-cell office:value-type="float" office:value="35.4584">
                <text:p>35.4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83">
                <text:p>0.7083</text:p>
              </table:table-cell>
              <table:table-cell office:value-type="float" office:value="7.9161">
                <text:p>7.9161</text:p>
              </table:table-cell>
              <table:table-cell office:value-type="float" office:value="26.7919">
                <text:p>26.7919</text:p>
              </table:table-cell>
              <table:table-cell office:value-type="float" office:value="61.6667">
                <text:p>61.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917">
                <text:p>3.7917</text:p>
              </table:table-cell>
              <table:table-cell office:value-type="float" office:value="23.3329">
                <text:p>23.3329</text:p>
              </table:table-cell>
              <table:table-cell office:value-type="float" office:value="58.25">
                <text:p>58.25</text:p>
              </table:table-cell>
              <table:table-cell office:value-type="float" office:value="76.8334">
                <text:p>76.8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084">
                <text:p>1.7084</text:p>
              </table:table-cell>
              <table:table-cell office:value-type="float" office:value="12.8329">
                <text:p>12.8329</text:p>
              </table:table-cell>
              <table:table-cell office:value-type="float" office:value="48.6662">
                <text:p>48.6662</text:p>
              </table:table-cell>
              <table:table-cell office:value-type="float" office:value="76.9584">
                <text:p>76.9584</text:p>
              </table:table-cell>
              <table:table-cell office:value-type="float" office:value="86.4999">
                <text:p>86.4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085">
                <text:p>4.7085</text:p>
              </table:table-cell>
              <table:table-cell office:value-type="float" office:value="25.4574">
                <text:p>25.4574</text:p>
              </table:table-cell>
              <table:table-cell office:value-type="float" office:value="71.7076">
                <text:p>71.7076</text:p>
              </table:table-cell>
              <table:table-cell office:value-type="float" office:value="87.5835">
                <text:p>87.5835</text:p>
              </table:table-cell>
              <table:table-cell office:value-type="float" office:value="92.7916">
                <text:p>92.7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7">
                <text:p>0.1667</text:p>
              </table:table-cell>
              <table:table-cell office:value-type="float" office:value="0">
                <text:p>0</text:p>
              </table:table-cell>
              <table:table-cell office:value-type="float" office:value="14.2919">
                <text:p>14.2919</text:p>
              </table:table-cell>
              <table:table-cell office:value-type="float" office:value="43.9574">
                <text:p>43.9574</text:p>
              </table:table-cell>
              <table:table-cell office:value-type="float" office:value="88.9575">
                <text:p>88.9575</text:p>
              </table:table-cell>
              <table:table-cell office:value-type="float" office:value="93.4166">
                <text:p>93.4166</text:p>
              </table:table-cell>
              <table:table-cell office:value-type="float" office:value="95.6667">
                <text:p>95.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33">
                <text:p>0.8333</text:p>
              </table:table-cell>
              <table:table-cell office:value-type="float" office:value="0">
                <text:p>0</text:p>
              </table:table-cell>
              <table:table-cell office:value-type="float" office:value="26.7088">
                <text:p>26.7088</text:p>
              </table:table-cell>
              <table:table-cell office:value-type="float" office:value="59.7074">
                <text:p>59.7074</text:p>
              </table:table-cell>
              <table:table-cell office:value-type="float" office:value="96.7498">
                <text:p>96.7498</text:p>
              </table:table-cell>
              <table:table-cell office:value-type="float" office:value="95">
                <text:p>95</text:p>
              </table:table-cell>
              <table:table-cell office:value-type="float" office:value="96.9167">
                <text:p>96.9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167">
                <text:p>2.4167</text:p>
              </table:table-cell>
              <table:table-cell office:value-type="float" office:value="1">
                <text:p>1</text:p>
              </table:table-cell>
              <table:table-cell office:value-type="float" office:value="37.668">
                <text:p>37.668</text:p>
              </table:table-cell>
              <table:table-cell office:value-type="float" office:value="70.2901">
                <text:p>70.2901</text:p>
              </table:table-cell>
              <table:table-cell office:value-type="float" office:value="99.2915">
                <text:p>99.2915</text:p>
              </table:table-cell>
              <table:table-cell office:value-type="float" office:value="97.375">
                <text:p>97.375</text:p>
              </table:table-cell>
              <table:table-cell office:value-type="float" office:value="97.9167">
                <text:p>97.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4168">
                <text:p>8.4168</text:p>
              </table:table-cell>
              <table:table-cell office:value-type="float" office:value="4.8334">
                <text:p>4.8334</text:p>
              </table:table-cell>
              <table:table-cell office:value-type="float" office:value="46.4183">
                <text:p>46.4183</text:p>
              </table:table-cell>
              <table:table-cell office:value-type="float" office:value="77.4981">
                <text:p>77.4981</text:p>
              </table:table-cell>
              <table:table-cell office:value-type="float" office:value="99.9166">
                <text:p>99.9166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2503">
                <text:p>16.2503</text:p>
              </table:table-cell>
              <table:table-cell office:value-type="float" office:value="8.7087">
                <text:p>8.7087</text:p>
              </table:table-cell>
              <table:table-cell office:value-type="float" office:value="51.8347">
                <text:p>51.8347</text:p>
              </table:table-cell>
              <table:table-cell office:value-type="float" office:value="82.581">
                <text:p>82.581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0419">
                <text:p>24.0419</text:p>
              </table:table-cell>
              <table:table-cell office:value-type="float" office:value="13.0841">
                <text:p>13.0841</text:p>
              </table:table-cell>
              <table:table-cell office:value-type="float" office:value="55.8347">
                <text:p>55.8347</text:p>
              </table:table-cell>
              <table:table-cell office:value-type="float" office:value="84.5397">
                <text:p>84.5397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9.875">
                <text:p>99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7">
                <text:p>0.1667</text:p>
              </table:table-cell>
              <table:table-cell office:value-type="float" office:value="30.4583">
                <text:p>30.4583</text:p>
              </table:table-cell>
              <table:table-cell office:value-type="float" office:value="19.2509">
                <text:p>19.2509</text:p>
              </table:table-cell>
              <table:table-cell office:value-type="float" office:value="59.1263">
                <text:p>59.1263</text:p>
              </table:table-cell>
              <table:table-cell office:value-type="float" office:value="86.1231">
                <text:p>86.1231</text:p>
              </table:table-cell>
              <table:table-cell office:value-type="float" office:value="100">
                <text:p>100</text:p>
              </table:table-cell>
              <table:table-cell office:value-type="float" office:value="98.5833">
                <text:p>98.5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">
                <text:p>0.6666</text:p>
              </table:table-cell>
              <table:table-cell office:value-type="float" office:value="36.8333">
                <text:p>36.8333</text:p>
              </table:table-cell>
              <table:table-cell office:value-type="float" office:value="25.251">
                <text:p>25.251</text:p>
              </table:table-cell>
              <table:table-cell office:value-type="float" office:value="62.0844">
                <text:p>62.0844</text:p>
              </table:table-cell>
              <table:table-cell office:value-type="float" office:value="88.5398">
                <text:p>88.5398</text:p>
              </table:table-cell>
              <table:table-cell office:value-type="float" office:value="100">
                <text:p>100</text:p>
              </table:table-cell>
              <table:table-cell office:value-type="float" office:value="99.9167">
                <text:p>99.9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">
                <text:p>0.3333</text:p>
              </table:table-cell>
              <table:table-cell office:value-type="float" office:value="2.6247">
                <text:p>2.6247</text:p>
              </table:table-cell>
              <table:table-cell office:value-type="float" office:value="42.0417">
                <text:p>42.0417</text:p>
              </table:table-cell>
              <table:table-cell office:value-type="float" office:value="29.4592">
                <text:p>29.4592</text:p>
              </table:table-cell>
              <table:table-cell office:value-type="float" office:value="67.125">
                <text:p>67.125</text:p>
              </table:table-cell>
              <table:table-cell office:value-type="float" office:value="91.2901">
                <text:p>91.29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33">
                <text:p>0.5833</text:p>
              </table:table-cell>
              <table:table-cell office:value-type="float" office:value="6.4164">
                <text:p>6.4164</text:p>
              </table:table-cell>
              <table:table-cell office:value-type="float" office:value="46.1669">
                <text:p>46.1669</text:p>
              </table:table-cell>
              <table:table-cell office:value-type="float" office:value="34.0007">
                <text:p>34.0007</text:p>
              </table:table-cell>
              <table:table-cell office:value-type="float" office:value="71.8327">
                <text:p>71.8327</text:p>
              </table:table-cell>
              <table:table-cell office:value-type="float" office:value="92.3318">
                <text:p>92.33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33">
                <text:p>0.5833</text:p>
              </table:table-cell>
              <table:table-cell office:value-type="float" office:value="9.3332">
                <text:p>9.3332</text:p>
              </table:table-cell>
              <table:table-cell office:value-type="float" office:value="50.5833">
                <text:p>50.5833</text:p>
              </table:table-cell>
              <table:table-cell office:value-type="float" office:value="41.1675">
                <text:p>41.1675</text:p>
              </table:table-cell>
              <table:table-cell office:value-type="float" office:value="76.2074">
                <text:p>76.2074</text:p>
              </table:table-cell>
              <table:table-cell office:value-type="float" office:value="94.0821">
                <text:p>94.082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33">
                <text:p>0.5833</text:p>
              </table:table-cell>
              <table:table-cell office:value-type="float" office:value="13.7494">
                <text:p>13.7494</text:p>
              </table:table-cell>
              <table:table-cell office:value-type="float" office:value="53.6251">
                <text:p>53.6251</text:p>
              </table:table-cell>
              <table:table-cell office:value-type="float" office:value="46.5429">
                <text:p>46.5429</text:p>
              </table:table-cell>
              <table:table-cell office:value-type="float" office:value="80.7069">
                <text:p>80.7069</text:p>
              </table:table-cell>
              <table:table-cell office:value-type="float" office:value="96.2909">
                <text:p>96.29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8.1662">
                <text:p>18.1662</text:p>
              </table:table-cell>
              <table:table-cell office:value-type="float" office:value="55.5835">
                <text:p>55.5835</text:p>
              </table:table-cell>
              <table:table-cell office:value-type="float" office:value="51.126">
                <text:p>51.126</text:p>
              </table:table-cell>
              <table:table-cell office:value-type="float" office:value="82.7481">
                <text:p>82.7481</text:p>
              </table:table-cell>
              <table:table-cell office:value-type="float" office:value="97.8329">
                <text:p>97.832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665">
                <text:p>3.1665</text:p>
              </table:table-cell>
              <table:table-cell office:value-type="float" office:value="23.7493">
                <text:p>23.7493</text:p>
              </table:table-cell>
              <table:table-cell office:value-type="float" office:value="57.8751">
                <text:p>57.8751</text:p>
              </table:table-cell>
              <table:table-cell office:value-type="float" office:value="55.7513">
                <text:p>55.7513</text:p>
              </table:table-cell>
              <table:table-cell office:value-type="float" office:value="84.4981">
                <text:p>84.4981</text:p>
              </table:table-cell>
              <table:table-cell office:value-type="float" office:value="98.333">
                <text:p>98.3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1666">
                <text:p>0.1666</text:p>
              </table:table-cell>
              <table:table-cell office:value-type="float" office:value="5.3332">
                <text:p>5.3332</text:p>
              </table:table-cell>
              <table:table-cell office:value-type="float" office:value="28.5828">
                <text:p>28.5828</text:p>
              </table:table-cell>
              <table:table-cell office:value-type="float" office:value="58.6251">
                <text:p>58.6251</text:p>
              </table:table-cell>
              <table:table-cell office:value-type="float" office:value="59.4597">
                <text:p>59.4597</text:p>
              </table:table-cell>
              <table:table-cell office:value-type="float" office:value="85.9976">
                <text:p>85.9976</text:p>
              </table:table-cell>
              <table:table-cell office:value-type="float" office:value="99.4999">
                <text:p>99.4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9581">
                <text:p>6.9581</text:p>
              </table:table-cell>
              <table:table-cell office:value-type="float" office:value="31.2077">
                <text:p>31.2077</text:p>
              </table:table-cell>
              <table:table-cell office:value-type="float" office:value="60">
                <text:p>60</text:p>
              </table:table-cell>
              <table:table-cell office:value-type="float" office:value="63.459">
                <text:p>63.459</text:p>
              </table:table-cell>
              <table:table-cell office:value-type="float" office:value="86.8724">
                <text:p>86.8724</text:p>
              </table:table-cell>
              <table:table-cell office:value-type="float" office:value="99.6666">
                <text:p>99.666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4166">
                <text:p>1.4166</text:p>
              </table:table-cell>
              <table:table-cell office:value-type="float" office:value="9.5415">
                <text:p>9.5415</text:p>
              </table:table-cell>
              <table:table-cell office:value-type="float" office:value="34.8742">
                <text:p>34.8742</text:p>
              </table:table-cell>
              <table:table-cell office:value-type="float" office:value="60.3333">
                <text:p>60.3333</text:p>
              </table:table-cell>
              <table:table-cell office:value-type="float" office:value="67.5008">
                <text:p>67.5008</text:p>
              </table:table-cell>
              <table:table-cell office:value-type="float" office:value="87.3724">
                <text:p>87.37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625">
                <text:p>1.625</text:p>
              </table:table-cell>
              <table:table-cell office:value-type="float" office:value="13.2494">
                <text:p>13.2494</text:p>
              </table:table-cell>
              <table:table-cell office:value-type="float" office:value="36.4574">
                <text:p>36.4574</text:p>
              </table:table-cell>
              <table:table-cell office:value-type="float" office:value="60.5834">
                <text:p>60.5834</text:p>
              </table:table-cell>
              <table:table-cell office:value-type="float" office:value="71.5426">
                <text:p>71.5426</text:p>
              </table:table-cell>
              <table:table-cell office:value-type="float" office:value="88.2059">
                <text:p>88.205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.4582">
                <text:p>2.4582</text:p>
              </table:table-cell>
              <table:table-cell office:value-type="float" office:value="15.5827">
                <text:p>15.5827</text:p>
              </table:table-cell>
              <table:table-cell office:value-type="float" office:value="38.2492">
                <text:p>38.2492</text:p>
              </table:table-cell>
              <table:table-cell office:value-type="float" office:value="61.0417">
                <text:p>61.0417</text:p>
              </table:table-cell>
              <table:table-cell office:value-type="float" office:value="75.5426">
                <text:p>75.5426</text:p>
              </table:table-cell>
              <table:table-cell office:value-type="float" office:value="89.4974999999999">
                <text:p>89.4974999999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.0832">
                <text:p>4.0832</text:p>
              </table:table-cell>
              <table:table-cell office:value-type="float" office:value="18.0411">
                <text:p>18.0411</text:p>
              </table:table-cell>
              <table:table-cell office:value-type="float" office:value="40.4992">
                <text:p>40.4992</text:p>
              </table:table-cell>
              <table:table-cell office:value-type="float" office:value="61.5833">
                <text:p>61.5833</text:p>
              </table:table-cell>
              <table:table-cell office:value-type="float" office:value="79.3345">
                <text:p>79.3345</text:p>
              </table:table-cell>
              <table:table-cell office:value-type="float" office:value="89.9144">
                <text:p>89.914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33">
                <text:p>0.0833</text:p>
              </table:table-cell>
              <table:table-cell office:value-type="float" office:value="5.2914">
                <text:p>5.2914</text:p>
              </table:table-cell>
              <table:table-cell office:value-type="float" office:value="20.7077">
                <text:p>20.7077</text:p>
              </table:table-cell>
              <table:table-cell office:value-type="float" office:value="42.3745">
                <text:p>42.3745</text:p>
              </table:table-cell>
              <table:table-cell office:value-type="float" office:value="62.0834">
                <text:p>62.0834</text:p>
              </table:table-cell>
              <table:table-cell office:value-type="float" office:value="81.543">
                <text:p>81.543</text:p>
              </table:table-cell>
              <table:table-cell office:value-type="float" office:value="90.1645">
                <text:p>90.164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